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3000000B7EFB0576E55EB9CDC.png" manifest:media-type="image/png"/>
  <manifest:file-entry manifest:full-path="Pictures/1000020100000244000003A04E15E8819240B4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0.31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solid" draw:fill-color="#d9d9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263cm, 0cm, 1.819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8pt" style:font-size-complex="18pt" fo:hyphenate="false"/>
    </style:style>
    <style:style style:name="P3" style:family="paragraph">
      <loext:graphic-properties draw:fill="solid" draw:fill-color="#d9d9d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8pt" style:font-size-complex="18pt" fo:hyphenate="false"/>
    </style:style>
    <style:style style:name="P4" style:family="paragraph">
      <style:paragraph-properties fo:text-align="center"/>
    </style:style>
    <style:style style:name="P5" style:family="paragraph">
      <style:text-properties fo:font-size="14pt"/>
    </style:style>
    <style:style style:name="P6" style:family="paragraph">
      <loext:graphic-properties draw:fill="none" draw:fill-color="#ffffff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Segoe UI" fo:letter-spacing="normal" fo:font-style="normal" style:text-underline-style="none" fo:font-weight="normal" style:font-name-asian="Segoe UI1" style:font-style-asian="normal" style:font-weight-asian="normal" style:font-name-complex="Segoe UI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egoe UI" fo:letter-spacing="normal" fo:font-style="normal" style:text-underline-style="none" fo:font-weight="normal" style:font-name-asian="Segoe UI1" style:font-size-asian="18pt" style:font-style-asian="normal" style:font-weight-asian="normal" style:font-name-complex="Segoe UI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Shape 133" draw:style-name="gr1" draw:text-style-name="P1" draw:layer="layout" svg:width="10.8cm" svg:height="9.397cm" svg:x="2.651cm" svg:y="1.255cm">
          <draw:image xlink:href="Pictures/1000020100000244000003A04E15E8819240B43A.png" xlink:type="simple" xlink:show="embed" xlink:actuate="onLoad">
            <text:p/>
          </draw:image>
        </draw:frame>
        <draw:custom-shape draw:name="6 CuadroTexto" draw:style-name="gr2" draw:text-style-name="P3" draw:layer="layout" svg:width="9.779cm" svg:height="1.435cm" svg:x="3.413cm" svg:y="10.779cm">
          <text:p text:style-name="P2"><text:span text:style-name="T1">Smith &amp; Allen 1996; </text:span><text:span text:style-name="T2">Steppe et al. 2010, Čermák et al. 20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3" draw:style-name="gr3" draw:text-style-name="P1" draw:layer="layout" svg:width="10.8cm" svg:height="5.588cm" svg:x="12.684cm" svg:y="1.128cm">
          <draw:image xlink:href="Pictures/1000020100000244000003A04E15E8819240B43A.png" xlink:type="simple" xlink:show="embed" xlink:actuate="onLoad">
            <text:p/>
          </draw:image>
        </draw:frame>
        <draw:frame draw:style-name="gr4" draw:text-style-name="P4" draw:layer="layout" svg:width="7.275cm" svg:height="4.841cm" svg:x="14.662cm" svg:y="7.088cm">
          <draw:image xlink:href="Pictures/1000020100000113000000B7EFB0576E55EB9CDC.png" xlink:type="simple" xlink:show="embed" xlink:actuate="onLoad">
            <text:p/>
          </draw:image>
        </draw:frame>
        <draw:frame draw:style-name="gr5" draw:text-style-name="P6" draw:layer="layout" svg:width="4.825cm" svg:height="1.361cm" draw:transform="rotate (1.5694000633933) translate (13.376cm 11.913cm)">
          <draw:text-box>
            <text:p text:style-name="P5">Trunk segment heat balan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 Poyatos</meta:initial-creator>
    <meta:creation-date>2018-04-20T12:35:23.941342913</meta:creation-date>
    <dc:date>2018-04-23T15:18:44.251428494</dc:date>
    <dc:creator>Rafa Poyatos</dc:creator>
    <meta:editing-duration>PT6H19M39S</meta:editing-duration>
    <meta:editing-cycles>6</meta:editing-cycles>
    <meta:generator>LibreOffice/5.4.6.2$Linux_X86_64 LibreOffice_project/40m0$Build-2</meta:generator>
    <meta:document-statistic meta:object-count="5"/>
  </office:meta>
</office:document-meta>
</file>